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SPHERE view of Vesta</text:p>
      <text:p text:style-name="Text_20_body">Sitting between Mars and Jupiter, the doughnut-shaped <text:a xlink:type="simple" xlink:href="https://en.wikipedia.org/wiki/Asteroid_belt" text:style-name="Internet_20_link" text:visited-style-name="Visited_20_Internet_20_Link">asteroid belt</text:a> is packed full of rocky bodies and debris. Despite its fragmented, rubbly nature, the total mass contained within the belt is considerable — roughly four per cent of that of the Moon! The majority of this mass is contained within two distinctive bodies: <text:a xlink:type="simple" xlink:href="https://en.wikipedia.org/wiki/Ceres_(dwarf_planet)" text:style-name="Internet_20_link" text:visited-style-name="Visited_20_Internet_20_Link">Ceres</text:a>, a <text:a xlink:type="simple" xlink:href="https://en.wikipedia.org/wiki/Dwarf_planet" text:style-name="Internet_20_link" text:visited-style-name="Visited_20_Internet_20_Link">dwarf planet</text:a> estimated to make up a third of the mass of the belt, and the asteroid <text:a xlink:type="simple" xlink:href="https://en.wikipedia.org/wiki/4_Vesta" text:style-name="Internet_20_link" text:visited-style-name="Visited_20_Internet_20_Link">Vesta</text:a>, which holds around nine per cent of it. Vesta is pictured here.</text:p>
      <text:p text:style-name="Text_20_body">Vesta was recently observed by the <text:a xlink:type="simple" xlink:href="https://www.eso.org/public/teles-instr/paranal-observatory/vlt/vlt-instr/sphere/" text:style-name="Internet_20_link" text:visited-style-name="Visited_20_Internet_20_Link">SPHERE</text:a>/ZIMPOL instrument on ESO’s <text:a xlink:type="simple" xlink:href="https://www.eso.org/public/teles-instr/paranal-observatory/vlt/" text:style-name="Internet_20_link" text:visited-style-name="Visited_20_Internet_20_Link">Very Large Telescope</text:a> (VLT) — the SPHERE image is shown on the left, with a synthetic view derived from space-based data shown on the right for comparison. <text:a xlink:type="simple" xlink:href="https://www.eso.org/public/usa/teles-instr/paranal-observatory/vlt/vlt-instr/sphere/" text:style-name="Internet_20_link" text:visited-style-name="Visited_20_Internet_20_Link">SPHERE, the Spectro-Polarimetric High-contrast Exoplanet REsearch instrument,</text:a> is a powerful planet-finding and direct imaging instrument. ZIMPOL is one of its subsystems: a specialised camera perfectly suited to taking very sharp images of small objects — like Vesta.</text:p>
      <text:p text:style-name="Text_20_body">The synthetic image was generated using a tool developed for space missions called OASIS. Factors such as the reflectance of Vesta’s surface and the geometric conditions of the VLT/SPHERE observations where accounted for by OASIS, which used a 3D model of Vesta’s shape based on images from NASA’s <text:a xlink:type="simple" xlink:href="https://en.wikipedia.org/wiki/Dawn_(spacecraft)" text:style-name="Internet_20_link" text:visited-style-name="Visited_20_Internet_20_Link">Dawn spacecraft</text:a> (which completed a 14-month survey of Vesta between 2011 and 2012).</text:p>
      <text:p text:style-name="Text_20_body">SPHERE’s image of Vesta is impressive given the separation between Earth and Vesta, and the small size of the asteroid — it lies twice as far from the Sun as our planet does, and has a mean diameter of just 525 kilometres. It shows Vesta’s main features: the giant impact basin at Vesta's south pole, and the mountain at the bottom right. This is the central peak of the Rheasilvia basin, and is roughly 22 kilometres high — over twice as high as the tallest mountain on Earth, <text:a xlink:type="simple" xlink:href="https://en.wikipedia.org/wiki/Mauna_Kea" text:style-name="Internet_20_link" text:visited-style-name="Visited_20_Internet_20_Link">Mauna Kea</text:a>, which rises roughly 10 kilometres from the basin of the Pacific Ocean floor, and nearing the height of the mammoth Martian volcano <text:a xlink:type="simple" xlink:href="https://en.wikipedia.org/wiki/Olympus_Mons" text:style-name="Internet_20_link" text:visited-style-name="Visited_20_Internet_20_Link">Olympus Mons</text:a>.</text:p>
      <text:p text:style-name="Text_20_body">----------------------</text:p>
      <text:p text:style-name="P1">Neues SPHERE-Bild vonVesta</text:p>
      <text:p text:style-name="Text_20_body">Zwischen Mars und Jupiter liegt der Torus-förmige <text:a xlink:type="simple" xlink:href="https://de.wikipedia.org/wiki/Asteroidengürtel" text:style-name="Internet_20_link" text:visited-style-name="Visited_20_Internet_20_Link">Asteroidengürtel</text:a>, der aus lauter Felsbrocken und Trümmerteilen besteht. Obwohl er nur aus vielen kleinen Bruchstücken besteht, ist seine Gesamtmasse beträchtlich — etwa 4 Prozent der Mondmasse! Ein Großteil dieser Masse ist in nur zwei Himmelskörpern konzentriert: <text:a xlink:type="simple" xlink:href="https://de.wikipedia.org/wiki/(1)_Ceres" text:style-name="Internet_20_link" text:visited-style-name="Visited_20_Internet_20_Link">(1) Ceres</text:a>, ein <text:a xlink:type="simple" xlink:href="https://de.wikipedia.org/wiki/Zwergplanet" text:style-name="Internet_20_link" text:visited-style-name="Visited_20_Internet_20_Link">Zwergplanet</text:a> mit schätzungsweise einem Drittel der Masse des gesamten Asteroidengürtels, und <text:a xlink:type="simple" xlink:href="https://de.wikipedia.org/wiki/(4)_Vesta" text:style-name="Internet_20_link" text:visited-style-name="Visited_20_Internet_20_Link">(4) Vesta</text:a>, die weitere 9 Prozent enthält. Vesta ist hier abgebildet.</text:p>
      <text:p text:style-name="Text_20_body">Vesta wurde vor Kurzem vom <text:s/><text:a xlink:type="simple" xlink:href="https://www.eso.org/public/teles-instr/paranal-observatory/vlt/vlt-instr/sphere/" text:style-name="Internet_20_link" text:visited-style-name="Visited_20_Internet_20_Link">SPHERE</text:a>/ZIMPOL-Instrument am <text:a xlink:type="simple" xlink:href="https://www.eso.org/public/teles-instr/paranal-observatory/vlt/" text:style-name="Internet_20_link" text:visited-style-name="Visited_20_Internet_20_Link">Very Large Telescope</text:a> (VLT) der ESO aufgenommen — links sehen wir das SPHERE-Bild und rechts zum Vergleich eine synthetische Ansicht, die aus Aufnahmen eines Raumfahrzeugs zusammengesetzt wurde. <text:a xlink:type="simple" xlink:href="https://www.eso.org/public/usa/teles-instr/paranal-observatory/vlt/vlt-instr/sphere/" text:style-name="Internet_20_link" text:visited-style-name="Visited_20_Internet_20_Link">SPHERE, das Spectro-Polarimetric High-contrast Exoplanet REsearch instrument,</text:a> ist eine leistungsstarkes Instrument zur Suche nach Exoplaneten und zur direkten Fotografie. ZIMPOL ist eines seiner Subsysteme: Eine Spezialkamera, die besonders geeignet ist, sehr scharfe Bilder von kleinen Objekten zu liefern — wie zum Beispiel Vesta.</text:p>
      <text:p text:style-name="Text_20_body">Das synthetische Bild wurde mittels des OASIS-Programms erstellt, das speziell für Weltraummissionen entwickelt wurde. Faktoren wie der Reflektionsgrad der Oberfläche von Vesta und die geometrischen Bedingungen der VLT/SPHERE-Beobachtungen wurden von OASIS berücksichtigt, das dazu ein 3D-Modell von Vesta benutzte, das auf der Basis von Bilder der <text:a xlink:type="simple" xlink:href="https://de.wikipedia.org/wiki/Dawn_(Raumsonde)" text:style-name="Internet_20_link" text:visited-style-name="Visited_20_Internet_20_Link">Dawn-Raumsonde</text:a> der NASA gewonnen wurde. (Diese absolvierte ein 14-monatiges Beobachtungsprogramm von Vesta in den Jahren 2011 und 2012).</text:p>
      <text:p text:style-name="Text_20_body">Die Qualität des SPHERE-Bildes ist beeindruckend, wenn man den Abstand zwischen Erde und Vesta und dem kleinen Durchmesser des Asteroiden bedenkt — dieser ist doppelt so weit von der Sonne entfernt wie unser Planet und hat einen mittleren Durchmesser von 525 Kilometern. Das Bild <text:soft-page-break/>zeigt die Hauptmerkmale von Vesta: Das riesige Einschlagsbecken an ihrem Südpol und einen Berg rechts unten. Dies ist der Zentralberg des Rheasilvia-Beckens und er ist etwa 22 Kilometer hoch — mehr als doppelt so hoch wie der höchste Berg auf der Erde, dem <text:a xlink:type="simple" xlink:href="https://de.wikipedia.org/wiki/Mauna_Kea" text:style-name="Internet_20_link" text:visited-style-name="Visited_20_Internet_20_Link">Mauna Kea</text:a>, der sich rund 10 Kilometer über den umgebenden Meeresboden erhebt und annähernd so hoch wie der gewaltige Vulkan auf dem Mars, dem <text:a xlink:type="simple" xlink:href="https://de.wikipedia.org/wiki/Olympus_Mons" text:style-name="Internet_20_link" text:visited-style-name="Visited_20_Internet_20_Link">Olympus Mons</text:a>.</text:p>
      <text:p text:style-name="Text_20_body">
        <text:a xlink:type="simple" xlink:href="https://de.wikipedia.org/wiki/Dawn_(Raumsonde)" text:style-name="Internet_20_link" text:visited-style-name="Visited_20_Internet_20_Link">Dawn-Raumsonde</text:a>
        <text:line-break/>
        <text:a xlink:type="simple" xlink:href="https://de.wikipedia.org/wiki/Dawn_(Raumsonde)" text:style-name="Internet_20_link" text:visited-style-name="Visited_20_Internet_20_Link">Dawn-Raumsonde</text:a>
        <text:line-break/>
        <text:a xlink:type="simple" xlink:href="https://de.wikipedia.org/wiki/Dawn_(Raumsonde)" text:style-name="Internet_20_link" text:visited-style-name="Visited_20_Internet_20_Link">Dawn-Raumsonde</text:a>
      <text:line-break/>
      <text:a xlink:href="https://en.wikipedia.org/wiki/Asteroid_belt">asteroid belt</text:a>
      <text:line-break/>
      <text:a xlink:href="https://en.wikipedia.org/wiki/Ceres_(dwarf_planet)">Ceres</text:a>
      <text:line-break/>
      </text:p>
      <text:p text:style-name="Standard"/>
    </office:text>
    <office:text>
      <text:p>----------------------------------------------------------------</text:p>
      <text:p>
      <text:a xlink:href="https://en.wikipedia.org/wiki/Asteroid_belt">asteroid belt</text:a>
      <text:line-break/>
      <text:a xlink:href="https://en.wikipedia.org/wiki/Ceres_(dwarf_planet)">Ceres</text:a>
      <text:line-break/>
      <text:a xlink:href="https://en.wikipedia.org/wiki/Dwarf_planet">dwarf planet</text:a>
      <text:line-break/>
      <text:a xlink:href="https://en.wikipedia.org/wiki/4_Vesta">Vesta</text:a>
      <text:line-break/>
      <text:a xlink:href="https://www.eso.org/public/teles-instr/paranal-observatory/vlt/vlt-instr/sphere/">SPHERE</text:a>
      <text:line-break/>
      <text:a xlink:href="https://www.eso.org/public/teles-instr/paranal-observatory/vlt/">Very Large Telescope</text:a>
      <text:line-break/>
      <text:a xlink:href="https://www.eso.org/public/usa/teles-instr/paranal-observatory/vlt/vlt-instr/sphere/">SPHERE, the Spectro-Polarimetric High-contrast Exoplanet REsearch instrument,</text:a>
      <text:line-break/>
      <text:a xlink:href="https://en.wikipedia.org/wiki/Dawn_(spacecraft)">Dawn spacecraft</text:a>
      <text:line-break/>
      <text:a xlink:href="https://en.wikipedia.org/wiki/Mauna_Kea">Mauna Kea</text:a>
      <text:line-break/>
      <text:a xlink:href="https://en.wikipedia.org/wiki/Olympus_Mons">Olympus Mons</text:a>
      <text:line-break/>
      <text:a xlink:href="https://de.wikipedia.org/wiki/Asteroidengürtel">Asteroidengürtel</text:a>
      <text:line-break/>
      <text:a xlink:href="https://de.wikipedia.org/wiki/(1)_Ceres">(1) Ceres</text:a>
      <text:line-break/>
      <text:a xlink:href="https://de.wikipedia.org/wiki/Zwergplanet">Zwergplanet</text:a>
      <text:line-break/>
      <text:a xlink:href="https://de.wikipedia.org/wiki/(4)_Vesta">(4) Vesta</text:a>
      <text:line-break/>
      <text:a xlink:href="https://www.eso.org/public/teles-instr/paranal-observatory/vlt/vlt-instr/sphere/">SPHERE</text:a>
      <text:line-break/>
      <text:a xlink:href="https://www.eso.org/public/teles-instr/paranal-observatory/vlt/">Very Large Telescope</text:a>
      <text:line-break/>
      <text:a xlink:href="https://www.eso.org/public/usa/teles-instr/paranal-observatory/vlt/vlt-instr/sphere/">SPHERE, das Spectro-Polarimetric High-contrast Exoplanet REsearch instrument,</text:a>
      <text:line-break/>
      <text:a xlink:href="https://de.wikipedia.org/wiki/Dawn_(Raumsonde)">Dawn-Raumsonde</text:a>
      <text:line-break/>
      <text:a xlink:href="https://de.wikipedia.org/wiki/Mauna_Kea">Mauna Kea</text:a>
      <text:line-break/>
      <text:a xlink:href="https://de.wikipedia.org/wiki/Olympus_Mons">Olympus Mons</text:a>
      <text:line-break/>
      <text:a xlink:href="https://de.wikipedia.org/wiki/Dawn_(Raumsonde)">Dawn-Raumsonde</text:a>
      <text:line-break/>
      <text:a xlink:href="https://de.wikipedia.org/wiki/Dawn_(Raumsonde)">Dawn-Raumsonde</text:a>
      <text:line-break/>
      <text:a xlink:href="https://de.wikipedia.org/wiki/Dawn_(Raumsonde)">Dawn-Raumsonde</text:a>
      <text:line-break/>
	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Vorstädt</meta:initial-creator>
    <meta:creation-date>2018-06-22T20:56:13.18</meta:creation-date>
    <dc:date>2018-06-26T22:44:35.32</dc:date>
    <dc:creator>Norbert Vorstädt</dc:creator>
    <meta:editing-duration>PT33M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12" meta:word-count="667" meta:character-count="4355"/>
  </office:meta>
</office:document-meta>
</file>